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8pt" officeooo:rsid="0017ef33" officeooo:paragraph-rsid="0017ef33" style:font-size-asian="24.5pt" style:font-size-complex="28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OFTWARE LAB WEEK 0</text:p>
      <text:p text:style-name="P1"/>
      <text:p text:style-name="P1">NAME: YERAV AARON CHARAN</text:p>
      <text:p text:style-name="P1"/>
      <text:p text:style-name="P1">REGISTER NUMBER: 23BCE1725</text:p>
      <text:p text:style-name="P1"/>
      <text:p text:style-name="P1">FACULTY NAME: MR. V. SAKTHIVEL</text:p>
      <text:p text:style-name="P1"/>
      <text:p text:style-name="P1"/>
      <text:p text:style-name="P1"/>
      <text:p text:style-name="P1">Github username:</text:p>
      <text:p text:style-name="P1">23BCE1725(https://github.com/23BCE172</text:p>
      <text:p text:style-name="P1">5)</text:p>
      <text:p text:style-name="P1"/>
      <text:p text:style-name="P1"/>
      <text:p text:style-name="P1"/>
      <text:p text:style-name="P1">PROJECT TITLE: FEED FORWARD</text:p>
      <text:p text:style-name="P1"/>
      <text:p text:style-name="P1"/>
      <text:p text:style-name="P1"/>
      <text:p text:style-name="P1"/>
      <text:p text:style-name="P1"><text:soft-page-break/>PROBLEM STATEMENT:</text:p>
      <text:p text:style-name="P1">Social food catering service. An AI-ML based solution to provide food to</text:p>
      <text:p text:style-name="P1">needy people by giving the restaurants caterers and the organizations a</text:p>
      <text:p text:style-name="P1">platform where they can order food for low of cost.</text:p>
      <text:p text:style-name="P1"/>
      <text:p text:style-name="P1">Description:</text:p>
      <text:p text:style-name="P1">A platform where the food caterers are connected with the Orphanages and</text:p>
      <text:p text:style-name="P1">NGOs to provide the leftover fresh food for that day. The organizations will</text:p>
      <text:p text:style-name="P1">get the food at a very low cost which will then be given to the needy people</text:p>
      <text:p text:style-name="P1">and the caterers will earn money even from their leftover food.</text:p>
      <text:p text:style-name="P1"/>
      <text:p text:style-name="P1">This is my self made problem statement. I got this idea from a relatively</text:p>
      <text:p text:style-name="P1"><text:soft-page-break/>unknown source doing some related work and also from Chatgpt.</text:p>
      <text:p text:style-name="P1">Google APIs, ML, front-end, backend, database etc will be used .</text:p>
      <text:p text:style-name="P1">The connectivity issue will be solved by collecting the data of nearby</text:p>
      <text:p text:style-name="P1">restaurants and caterers and upload the dataset in the database which will</text:p>
      <text:p text:style-name="P1">show the real time details of the food and the organization can order the food</text:p>
      <text:p text:style-name="P1">accordingly.</text:p>
      <text:p text:style-name="P1"/>
      <text:p text:style-name="P1">CATEGORY: Software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14T10:47:25.977174912</meta:creation-date>
    <dc:date>2026-01-14T10:51:15.977528647</dc:date>
    <meta:editing-duration>PT3M52S</meta:editing-duration>
    <meta:editing-cycles>1</meta:editing-cycles>
    <meta:document-statistic meta:table-count="0" meta:image-count="0" meta:object-count="0" meta:page-count="4" meta:paragraph-count="25" meta:word-count="190" meta:character-count="1142" meta:non-whitespace-character-count="977"/>
    <meta:generator>LibreOffice/7.3.7.2$Linux_X86_64 LibreOffice_project/30$Build-2</meta:generator>
  </office:meta>
</office:document-meta>
</file>